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fo:line-height="150%"/>
      <style:text-properties style:font-name="Arial" style:font-name-complex="Arial" fo:language="es" fo:country="ES"/>
    </style:style>
    <style:style style:name="P2" style:parent-style-name="Normal" style:family="paragraph">
      <style:paragraph-properties fo:text-align="justify" fo:line-height="150%"/>
      <style:text-properties style:font-name="Arial" style:font-name-complex="Arial" fo:language="es" fo:country="ES"/>
    </style:style>
    <style:style style:name="P3" style:parent-style-name="Normal" style:family="paragraph">
      <style:paragraph-properties fo:text-align="justify" fo:line-height="150%"/>
      <style:text-properties style:font-name="Arial" style:font-name-complex="Arial" fo:language="es" fo:country="ES"/>
    </style:style>
    <style:style style:name="P4" style:parent-style-name="Normal" style:family="paragraph">
      <style:paragraph-properties fo:text-align="justify" fo:line-height="150%"/>
      <style:text-properties style:font-name="Arial" style:font-name-complex="Arial" fo:language="es" fo:country="ES"/>
    </style:style>
    <style:style style:name="P5" style:parent-style-name="Normal" style:family="paragraph">
      <style:paragraph-properties fo:text-align="justify" fo:line-height="150%"/>
      <style:text-properties style:font-name="Arial" style:font-name-complex="Arial" fo:language="es" fo:country="ES"/>
    </style:style>
    <style:style style:name="P6" style:parent-style-name="Normal" style:family="paragraph">
      <style:paragraph-properties fo:text-align="justify" fo:line-height="150%"/>
      <style:text-properties style:font-name="Arial" style:font-name-complex="Arial" fo:language="es" fo:country="ES"/>
    </style:style>
    <style:style style:name="P7" style:parent-style-name="Normal" style:family="paragraph">
      <style:paragraph-properties fo:text-align="justify" fo:line-height="150%"/>
      <style:text-properties style:font-name="Arial" style:font-name-complex="Arial" fo:language="es" fo:country="ES"/>
    </style:style>
    <style:style style:name="P8" style:parent-style-name="Normal" style:family="paragraph">
      <style:paragraph-properties fo:text-align="justify" fo:line-height="150%"/>
      <style:text-properties style:font-name="Arial" style:font-name-complex="Arial" fo:language="es" fo:country="ES"/>
    </style:style>
    <style:style style:name="P9" style:parent-style-name="Normal" style:family="paragraph">
      <style:paragraph-properties fo:text-align="justify" fo:line-height="150%"/>
      <style:text-properties style:font-name="Arial" style:font-name-complex="Arial" fo:language="es" fo:country="ES"/>
    </style:style>
    <style:style style:name="P10" style:parent-style-name="Normal" style:family="paragraph">
      <style:paragraph-properties fo:text-align="justify" fo:line-height="150%"/>
    </style:style>
    <style:style style:name="T11" style:parent-style-name="DefaultParagraphFont" style:family="text">
      <style:text-properties style:font-name="Arial" style:font-name-complex="Arial" fo:language="es" fo:country="ES"/>
    </style:style>
    <style:style style:name="T12" style:parent-style-name="DefaultParagraphFont" style:family="text">
      <style:text-properties style:font-name="Arial" style:font-name-complex="Arial" fo:language="es" fo:country="ES"/>
    </style:style>
    <style:style style:name="T13" style:parent-style-name="DefaultParagraphFont" style:family="text">
      <style:text-properties style:font-name="Arial" style:font-name-complex="Arial" fo:language="es" fo:country="ES"/>
    </style:style>
  </office:automatic-styles>
  <office:body>
    <office:text text:use-soft-page-breaks="true">
      <text:p text:style-name="P1">Resumen Ejecutivo del Proyecto<text:line-break/><text:line-break/>Al inicio todo parecía muy fácil, casi que una copia de lo que veníamos haciendo en clase lo cual es bueno, pues da la confianza de que las cosas pueden ser sencillas.</text:p>
      <text:p text:style-name="P2">Hubieron pasos que no tuvimos que ejecutar, como la creación de un único set de datos, ya que eso fue útil durante clases porque teníamos dos archivos .csv que ocupábamos como uno solo; acá solo teníamos uno lo cual hizo esa parte más sencilla.</text:p>
      <text:p text:style-name="P3">Se continuo con el cambio de nombre de las columnas lo cual venia siendo lo mismo que hicimos en clase. Brincamos a lo que fue el manejo de valores faltantes, fue fácil pero se complico mas adelante ya que el set de datos es muy grande como para tener un visualización de la que pudiéramos solventar al inicio, así que decidí comenzar a tener las preguntas de negocio en la cabeza para ir imputando valores en el camino, me pareció a mi la opción mas fácil, sin embargo, si cambie los valores de texto faltantes (como los de la columna de Town) a nan, ya que sabia que era algo que ocuparía mas adelante.</text:p>
      <text:p text:style-name="P4">Conteste la primera pregunta<text:s/>con una incógnita muy grande, la cual era saber si de verdad los montos eran tan exorbitantes como daba el resultado, pero recordé que las cantidad de información en el documento era muy grande, así que los montos también saldrían de la misma forma.<text:line-break/>Ocupe ayuda para graficar, ya que algunos gráficos de matplotlib pueden ser un poco confusos, pero lo logre de una forma que desconocía que se podía y que, a mi parecer, fue mas sencilla.</text:p>
      <text:p text:style-name="P5">La segunda pregunta si fue un poco mas fácil, era mas tema de promediar y acomodar, aunque si tuve que investigar como se definia y se interpretaba un sales ratio ya que no es mi área de expertise, y no quería hacer un grafico de algo que no sabia que era.</text:p>
      <text:p text:style-name="P6">La tercera pregunta se las trajo, ya que acá tuve que comenzar a filtar para poder imputar, y como no eran números no podía hacer una imputación por media simple. Después de hacer una investigación me di cuenta que los datos con letras se podían imputar por moda, así que tome el valor que mas se repetía por cada filtro que había hecho y se lo impute a los valores nan, para si poder tener mas valores que usar en el análisis.</text:p>
      <text:p text:style-name="P7">A este punto, y por alguna razón, pensé que podía eliminar ciertos datos; sin tomar en cuenta que eliminaba líneas en lugar de columnas y, en un momento de casancio no preste atención y elimine desde el df original. Casi que me volví loco porque no había forma de recuperarlos después de borrados, pero pudo mas la curiosidad que<text:s/>el cansancio y me fije que el document csv no había sido modificado, por lo cual elimine las líneas de código donde “eliminaba” ciertos valores y me fui al inicio del proyecto para volver a cargar el set de datos, reiniciar el kernel y cargar todas las celdas para ver si me funcionaba. Como por misericordia de quien me vio luchando, funciono y pude seguir en donde había quedado, era claro que no iba a volver a usar ese código de nuevo, o por lo menos no en este proyecto</text:p>
      <text:p text:style-name="P8">La pregunta 4 y 5 vinieron mas fácil, era solo un promedio de lo que ya tenia con un par de filtros, salimos rápido de esas.</text:p>
      <text:p text:style-name="P9">La ultima pregunta si me dio guerra por un rato. Al tratar de usar un código que contara de forma directa los valores, me daba como resultado “nan”. Cuando investigue me di cuenta de que era porque había valores faltantes iguales a cero, y que debido a la división por ley matemática no iba a dar un resultado.<text:line-break/>Trate de buscar la forma de imputar esos datos sin éxito, así que se me ocurrió hacerlo “a pie”, matemáticamente era lo mismo y me iba a dar un buen resultado. Así que dividi el código en 2 partes y la parte de la división la hice contando la cantidad de filas que había.<text:line-break/>Ya después graficar fue, de nuevo, un poco mas fácil.<text:line-break/>En la investigación me tope que podía usar el “for in” para poder indicar los montos sobre las barras, ya que una de ellas opacaba a las demás y no quería que pasaran desapercibidas.</text:p>
      <text:p text:style-name="P10"><text:span text:style-name="T11">Este proyecto me llevo a ver, que lo mostrado en clase no es la regla, pero si se aplica<text:s/></text:span><text:span text:style-name="T12">en diferentes momentos; también la importancia de los df temporales para poder editar cosas sin pasar por las penurias de no saber que hacer si se borra todo jajaja.</text:span><text:span text:style-name="T13"><text:line-break/>Al final, hay muchas formas de hacer las cosas y jamás se van a poder mostrar todas en un solo cuatrimestre; lo importante es saber que hacer cuando algún escenario se presente y aplicar. Tampoco sabemos todo el código, y hay muchas formas/codigos diferentes de ejecutar las cosas, pero solo la experiencia nos va a decir cual es mejo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Victor Villalobos</meta:initial-creator>
    <dc:creator>Victor Villalobos</dc:creator>
    <meta:creation-date>2025-04-21T03:26:00Z</meta:creation-date>
    <dc:date>2025-04-21T04:11:00Z</dc:date>
    <meta:template xlink:href="Normal" xlink:type="simple"/>
    <meta:editing-cycles>4</meta:editing-cycles>
    <meta:editing-duration>PT2700S</meta:editing-duration>
    <meta:document-statistic meta:page-count="1" meta:paragraph-count="9" meta:word-count="678" meta:character-count="4535" meta:row-count="32" meta:non-whitespace-character-count="3866"/>
  </office:meta>
</office:document-meta>
</file>